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1cm" svg:stroke-color="#000000" draw:marker-start-width="0.22cm" draw:marker-end-width="0.22cm" draw:fill="none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08cm" fo:min-width="3.5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8cm"/>
      <style:paragraph-properties style:writing-mode="lr-tb"/>
    </style:style>
    <style:style style:name="gr4" style:family="graphic" style:parent-style-name="standard">
      <style:graphic-properties svg:stroke-width="0.01cm" svg:stroke-color="#000000" draw:marker-start-width="0.22cm" draw:marker-end-width="0.22cm" draw:fill="solid" draw:fill-color="#eeeeee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5" style:family="graphic" style:parent-style-name="objectwithoutfill">
      <style:graphic-properties draw:stroke="dash" draw:stroke-dash="Double_20_Dash" svg:stroke-width="0.01cm" svg:stroke-color="#000000" draw:marker-start-width="0.22cm" draw:marker-end="" draw:marker-end-width="0.32cm" draw:fill="solid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06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8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964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0.395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eeeee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style:paragraph-properties fo:margin-left="0cm" fo:margin-right="0cm" fo:margin-top="0.42cm" fo:margin-bottom="0.35cm" fo:line-height="100%" fo:text-indent="0cm"/>
    </style:style>
    <style:style style:name="P9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style:font-name="Arial" fo:font-size="10pt" style:font-size-asian="10pt" style:font-size-complex="10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style:text-position="-8% 58%" fo:font-size="8pt" style:font-size-asian="8pt" style:font-size-complex="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Arial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8% 58%" style:font-name="Arial" fo:font-size="10pt" style:font-size-asian="10pt" style:font-size-complex="10pt"/>
    </style:style>
    <style:style style:name="T8" style:family="text">
      <style:text-properties style:text-position="0% 100%" style:font-name="Aria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244cm" svg:height="0.186cm" svg:x="8.096cm" svg:y="6.5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6.7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6.8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7.0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7.2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7.4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7.6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7.8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5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5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5.4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5.7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5.9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6.1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6.3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3.5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3.7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3.9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4.1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4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4.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4.6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4.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2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2.2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2.4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2.6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2.8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3.0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3.1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3.37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02cm" svg:height="0.569cm" svg:x="6.086cm" svg:y="8.024cm">
          <draw:text-box>
            <text:p text:style-name="P2"><text:span text:style-name="T1">Function evaluations over H</text:span></text:p>
          </draw:text-box>
        </draw:frame>
        <draw:frame draw:style-name="gr3" draw:text-style-name="P4" draw:layer="layout" svg:width="1.78cm" svg:height="0.569cm" svg:x="8.186cm" svg:y="5.276cm">
          <draw:text-box>
            <text:p text:style-name="P2"><text:span text:style-name="T2">Merklelize</text:span></text:p>
          </draw:text-box>
        </draw:frame>
        <draw:custom-shape draw:style-name="gr4" draw:text-style-name="P5" draw:layer="layout" svg:width="0.244cm" svg:height="0.186cm" svg:x="9.696cm" svg:y="5.396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696cm" svg:y1="5.396cm" svg:x2="8.352cm" svg:y2="2.084cm">
          <text:p/>
        </draw:line>
        <draw:line draw:style-name="gr5" draw:text-style-name="P6" draw:layer="layout" svg:x1="9.696cm" svg:y1="5.582cm" svg:x2="8.34cm" svg:y2="8.008cm">
          <text:p/>
        </draw:line>
        <draw:custom-shape draw:style-name="gr6" draw:text-style-name="P7" draw:layer="layout" svg:width="0.097cm" svg:height="0.101cm" svg:x="8.17cm" svg:y="2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097cm" svg:height="0.101cm" svg:x="8.17cm" svg:y="6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097cm" svg:height="0.101cm" svg:x="11.476cm" svg:y="7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2.5cm" svg:height="0.887cm" svg:x="11.474cm" svg:y="7.275cm">
          <draw:text-box>
            <text:p text:style-name="P2"><text:span text:style-name="T1">A random query</text:span></text:p>
          </draw:text-box>
        </draw:frame>
        <draw:frame draw:style-name="gr8" draw:text-style-name="P4" draw:layer="layout" svg:width="1.082cm" svg:height="0.569cm" svg:x="9.475cm" svg:y="4.952cm">
          <draw:text-box>
            <text:p text:style-name="P2"><text:span text:style-name="T1">root</text:span><text:span text:style-name="T3">0</text:span></text:p>
          </draw:text-box>
        </draw:frame>
        <draw:custom-shape draw:style-name="gr1" draw:text-style-name="P1" draw:layer="layout" svg:width="0.244cm" svg:height="0.186cm" svg:x="10.496cm" svg:y="5.3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0.496cm" svg:y="5.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0.496cm" svg:y="5.7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0.496cm" svg:y="5.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0.496cm" svg:y="6.1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0.496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0.496cm" svg:y="3.8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0.496cm" svg:y="4.0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0.496cm" svg:y="4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0.496cm" svg:y="4.4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0.496cm" svg:y="4.6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0.496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0.496cm" svg:y="4.9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0.496cm" svg:y="5.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097cm" svg:height="0.101cm" svg:x="10.57cm" svg:y="4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44cm" svg:height="0.186cm" svg:x="11.397cm" svg:y="5.399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082cm" svg:height="0.569cm" svg:x="11.176cm" svg:y="4.955cm">
          <draw:text-box>
            <text:p text:style-name="P2"><text:span text:style-name="T1">root</text:span><text:span text:style-name="T3">1</text:span></text:p>
          </draw:text-box>
        </draw:frame>
        <draw:custom-shape draw:style-name="gr6" draw:text-style-name="P7" draw:layer="layout" svg:width="0.097cm" svg:height="0.101cm" svg:x="10.57cm" svg:y="6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1.397cm" svg:y1="5.399cm" svg:x2="10.752cm" svg:y2="3.884cm">
          <text:p/>
        </draw:line>
        <draw:line draw:style-name="gr5" draw:text-style-name="P6" draw:layer="layout" svg:x1="11.397cm" svg:y1="5.585cm" svg:x2="10.769cm" svg:y2="6.869cm">
          <text:p/>
        </draw:line>
        <draw:custom-shape draw:style-name="gr1" draw:text-style-name="P1" draw:layer="layout" svg:width="0.244cm" svg:height="0.186cm" svg:x="12.297cm" svg:y="4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2.297cm" svg:y="4.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2.297cm" svg:y="5.1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2.297cm" svg:y="5.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2.297cm" svg:y="5.5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2.297cm" svg:y="5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2.297cm" svg:y="5.8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2.297cm" svg:y="6.0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097cm" svg:height="0.101cm" svg:x="12.371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44cm" svg:height="0.186cm" svg:x="13.198cm" svg:y="5.2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097cm" svg:height="0.101cm" svg:x="12.371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3.198cm" svg:y1="5.485cm" svg:x2="12.57cm" svg:y2="6.269cm">
          <text:p/>
        </draw:line>
        <draw:frame draw:style-name="gr8" draw:text-style-name="P4" draw:layer="layout" svg:width="1.082cm" svg:height="0.569cm" svg:x="12.977cm" svg:y="4.848cm">
          <draw:text-box>
            <text:p text:style-name="P2"><text:span text:style-name="T1">root</text:span><text:span text:style-name="T3">2</text:span></text:p>
          </draw:text-box>
        </draw:frame>
        <draw:line draw:style-name="gr5" draw:text-style-name="P6" draw:layer="layout" svg:x1="13.198cm" svg:y1="5.299cm" svg:x2="12.553cm" svg:y2="4.785cm">
          <text:p/>
        </draw:line>
        <draw:frame draw:style-name="gr9" draw:text-style-name="P3" draw:layer="layout" svg:width="4.464cm" svg:height="0.569cm" svg:x="9.906cm" svg:y="3.048cm">
          <draw:text-box>
            <text:p text:style-name="P2"><text:span text:style-name="T1">Steps: random polynomial folds</text:span></text:p>
          </draw:text-box>
        </draw:frame>
        <draw:custom-shape draw:style-name="gr1" draw:text-style-name="P1" draw:layer="layout" svg:width="0.244cm" svg:height="0.186cm" svg:x="10.497cm" svg:y="6.4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0.497cm" svg:y="6.661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4.007cm" svg:height="0.645cm" svg:x="10.979cm" svg:y="3.556cm">
          <draw:text-box>
            <text:p text:style-name="P8"><text:span text:style-name="T4">v</text:span><text:span text:style-name="T5">0 <text:s text:c="9"/></text:span><text:span text:style-name="T6"><text:s text:c="7"/>v</text:span><text:span text:style-name="T7">1</text:span><text:span text:style-name="T8"> <text:s text:c="7"/>.....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6T20:24:35.204467282</meta:creation-date>
    <dc:date>2022-12-15T16:51:21.411960048</dc:date>
    <meta:editing-duration>PT1H41M47S</meta:editing-duration>
    <meta:editing-cycles>20</meta:editing-cycles>
    <meta:generator>LibreOffice/7.3.7.2$Linux_X86_64 LibreOffice_project/30$Build-2</meta:generator>
    <meta:document-statistic meta:object-count="103"/>
  </office:meta>
</office:document-meta>
</file>